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Vc-big-buf</text:p>
          </table:table-cell>
          <table:table-cell office:value-type="string" calcext:value-type="string">
            <text:p>Packet-size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.81376" calcext:value-type="float">
            <text:p>4.8137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48049" calcext:value-type="float">
            <text:p>4.4804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.08027" calcext:value-type="float">
            <text:p>4.0802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677" calcext:value-type="float">
            <text:p>0.238677</text:p>
          </table:table-cell>
          <table:table-cell office:value-type="float" office:value="0.241157" calcext:value-type="float">
            <text:p>0.241157</text:p>
          </table:table-cell>
          <table:table-cell office:value-type="float" office:value="0.240029" calcext:value-type="float">
            <text:p>0.240029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33579" calcext:value-type="float">
            <text:p>0.33579</text:p>
          </table:table-cell>
          <table:table-cell office:value-type="float" office:value="0.33439" calcext:value-type="float">
            <text:p>0.33439</text:p>
          </table:table-cell>
          <table:table-cell office:value-type="float" office:value="0.33769" calcext:value-type="float">
            <text:p>0.33769</text:p>
          </table:table-cell>
          <table:table-cell office:value-type="float" office:value="0.335789" calcext:value-type="float">
            <text:p>0.335789</text:p>
          </table:table-cell>
          <table:table-cell office:value-type="float" office:value="0.332673" calcext:value-type="float">
            <text:p>0.332673</text:p>
          </table:table-cell>
          <table:table-cell office:value-type="float" office:value="0.338023" calcext:value-type="float">
            <text:p>0.338023</text:p>
          </table:table-cell>
          <table:table-cell table:number-columns-repeated="2" office:value-type="float" office:value="1.39895" calcext:value-type="float">
            <text:p>1.39895</text:p>
          </table:table-cell>
          <table:table-cell office:value-type="float" office:value="4.94011" calcext:value-type="float">
            <text:p>4.9401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.81376" calcext:value-type="float">
            <text:p>4.8137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48049" calcext:value-type="float">
            <text:p>4.4804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.08027" calcext:value-type="float">
            <text:p>4.0802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677" calcext:value-type="float">
            <text:p>0.238677</text:p>
          </table:table-cell>
          <table:table-cell office:value-type="float" office:value="0.241157" calcext:value-type="float">
            <text:p>0.241157</text:p>
          </table:table-cell>
          <table:table-cell office:value-type="float" office:value="0.240029" calcext:value-type="float">
            <text:p>0.240029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33579" calcext:value-type="float">
            <text:p>0.33579</text:p>
          </table:table-cell>
          <table:table-cell office:value-type="float" office:value="0.33439" calcext:value-type="float">
            <text:p>0.33439</text:p>
          </table:table-cell>
          <table:table-cell office:value-type="float" office:value="0.33769" calcext:value-type="float">
            <text:p>0.33769</text:p>
          </table:table-cell>
          <table:table-cell office:value-type="float" office:value="0.335789" calcext:value-type="float">
            <text:p>0.335789</text:p>
          </table:table-cell>
          <table:table-cell office:value-type="float" office:value="0.332673" calcext:value-type="float">
            <text:p>0.332673</text:p>
          </table:table-cell>
          <table:table-cell office:value-type="float" office:value="0.338023" calcext:value-type="float">
            <text:p>0.338023</text:p>
          </table:table-cell>
          <table:table-cell table:number-columns-repeated="2" office:value-type="float" office:value="1.39895" calcext:value-type="float">
            <text:p>1.39895</text:p>
          </table:table-cell>
          <table:table-cell office:value-type="float" office:value="4.94011" calcext:value-type="float">
            <text:p>4.9401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.81376" calcext:value-type="float">
            <text:p>4.8137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.48049" calcext:value-type="float">
            <text:p>4.4804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.08027" calcext:value-type="float">
            <text:p>4.0802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677" calcext:value-type="float">
            <text:p>0.238677</text:p>
          </table:table-cell>
          <table:table-cell office:value-type="float" office:value="0.241157" calcext:value-type="float">
            <text:p>0.241157</text:p>
          </table:table-cell>
          <table:table-cell office:value-type="float" office:value="0.240029" calcext:value-type="float">
            <text:p>0.240029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33579" calcext:value-type="float">
            <text:p>0.33579</text:p>
          </table:table-cell>
          <table:table-cell office:value-type="float" office:value="0.33439" calcext:value-type="float">
            <text:p>0.33439</text:p>
          </table:table-cell>
          <table:table-cell office:value-type="float" office:value="0.33769" calcext:value-type="float">
            <text:p>0.33769</text:p>
          </table:table-cell>
          <table:table-cell office:value-type="float" office:value="0.335789" calcext:value-type="float">
            <text:p>0.335789</text:p>
          </table:table-cell>
          <table:table-cell office:value-type="float" office:value="0.332673" calcext:value-type="float">
            <text:p>0.332673</text:p>
          </table:table-cell>
          <table:table-cell office:value-type="float" office:value="0.338023" calcext:value-type="float">
            <text:p>0.338023</text:p>
          </table:table-cell>
          <table:table-cell table:number-columns-repeated="2" office:value-type="float" office:value="1.39895" calcext:value-type="float">
            <text:p>1.39895</text:p>
          </table:table-cell>
          <table:table-cell office:value-type="float" office:value="4.94011" calcext:value-type="float">
            <text:p>4.94011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77507" calcext:value-type="float">
            <text:p>5.7750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.02437" calcext:value-type="float">
            <text:p>5.024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42833" calcext:value-type="float">
            <text:p>4.4283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583" calcext:value-type="float">
            <text:p>0.238583</text:p>
          </table:table-cell>
          <table:table-cell office:value-type="float" office:value="0.24228" calcext:value-type="float">
            <text:p>0.24228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38367" calcext:value-type="float">
            <text:p>0.38367</text:p>
          </table:table-cell>
          <table:table-cell office:value-type="float" office:value="0.381213" calcext:value-type="float">
            <text:p>0.381213</text:p>
          </table:table-cell>
          <table:table-cell office:value-type="float" office:value="0.386573" calcext:value-type="float">
            <text:p>0.386573</text:p>
          </table:table-cell>
          <table:table-cell office:value-type="float" office:value="0.383671" calcext:value-type="float">
            <text:p>0.383671</text:p>
          </table:table-cell>
          <table:table-cell office:value-type="float" office:value="0.37988" calcext:value-type="float">
            <text:p>0.37988</text:p>
          </table:table-cell>
          <table:table-cell office:value-type="float" office:value="0.386173" calcext:value-type="float">
            <text:p>0.386173</text:p>
          </table:table-cell>
          <table:table-cell office:value-type="float" office:value="1.59842" calcext:value-type="float">
            <text:p>1.59842</text:p>
          </table:table-cell>
          <table:table-cell office:value-type="float" office:value="1.59843" calcext:value-type="float">
            <text:p>1.59843</text:p>
          </table:table-cell>
          <table:table-cell office:value-type="float" office:value="5.09313" calcext:value-type="float">
            <text:p>5.0931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.77507" calcext:value-type="float">
            <text:p>5.7750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.02437" calcext:value-type="float">
            <text:p>5.024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42833" calcext:value-type="float">
            <text:p>4.4283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583" calcext:value-type="float">
            <text:p>0.238583</text:p>
          </table:table-cell>
          <table:table-cell office:value-type="float" office:value="0.24228" calcext:value-type="float">
            <text:p>0.24228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38367" calcext:value-type="float">
            <text:p>0.38367</text:p>
          </table:table-cell>
          <table:table-cell office:value-type="float" office:value="0.381213" calcext:value-type="float">
            <text:p>0.381213</text:p>
          </table:table-cell>
          <table:table-cell office:value-type="float" office:value="0.386573" calcext:value-type="float">
            <text:p>0.386573</text:p>
          </table:table-cell>
          <table:table-cell office:value-type="float" office:value="0.383671" calcext:value-type="float">
            <text:p>0.383671</text:p>
          </table:table-cell>
          <table:table-cell office:value-type="float" office:value="0.37988" calcext:value-type="float">
            <text:p>0.37988</text:p>
          </table:table-cell>
          <table:table-cell office:value-type="float" office:value="0.386173" calcext:value-type="float">
            <text:p>0.386173</text:p>
          </table:table-cell>
          <table:table-cell office:value-type="float" office:value="1.59842" calcext:value-type="float">
            <text:p>1.59842</text:p>
          </table:table-cell>
          <table:table-cell office:value-type="float" office:value="1.59843" calcext:value-type="float">
            <text:p>1.59843</text:p>
          </table:table-cell>
          <table:table-cell office:value-type="float" office:value="5.09313" calcext:value-type="float">
            <text:p>5.0931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.77507" calcext:value-type="float">
            <text:p>5.7750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.02437" calcext:value-type="float">
            <text:p>5.024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42833" calcext:value-type="float">
            <text:p>4.4283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583" calcext:value-type="float">
            <text:p>0.238583</text:p>
          </table:table-cell>
          <table:table-cell office:value-type="float" office:value="0.24228" calcext:value-type="float">
            <text:p>0.24228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38367" calcext:value-type="float">
            <text:p>0.38367</text:p>
          </table:table-cell>
          <table:table-cell office:value-type="float" office:value="0.381213" calcext:value-type="float">
            <text:p>0.381213</text:p>
          </table:table-cell>
          <table:table-cell office:value-type="float" office:value="0.386573" calcext:value-type="float">
            <text:p>0.386573</text:p>
          </table:table-cell>
          <table:table-cell office:value-type="float" office:value="0.383671" calcext:value-type="float">
            <text:p>0.383671</text:p>
          </table:table-cell>
          <table:table-cell office:value-type="float" office:value="0.37988" calcext:value-type="float">
            <text:p>0.37988</text:p>
          </table:table-cell>
          <table:table-cell office:value-type="float" office:value="0.386173" calcext:value-type="float">
            <text:p>0.386173</text:p>
          </table:table-cell>
          <table:table-cell office:value-type="float" office:value="1.59842" calcext:value-type="float">
            <text:p>1.59842</text:p>
          </table:table-cell>
          <table:table-cell office:value-type="float" office:value="1.59843" calcext:value-type="float">
            <text:p>1.59843</text:p>
          </table:table-cell>
          <table:table-cell office:value-type="float" office:value="5.09313" calcext:value-type="float">
            <text:p>5.09313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.43885" calcext:value-type="float">
            <text:p>7.4388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.7005" calcext:value-type="float">
            <text:p>5.700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91755" calcext:value-type="float">
            <text:p>4.9175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1" calcext:value-type="float">
            <text:p>0.240031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3" calcext:value-type="float">
            <text:p>0.427083</text:p>
          </table:table-cell>
          <table:table-cell office:value-type="float" office:value="0.43452" calcext:value-type="float">
            <text:p>0.43452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839" calcext:value-type="float">
            <text:p>5.2483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.43885" calcext:value-type="float">
            <text:p>7.4388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.7005" calcext:value-type="float">
            <text:p>5.700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91755" calcext:value-type="float">
            <text:p>4.9175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1" calcext:value-type="float">
            <text:p>0.240031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3" calcext:value-type="float">
            <text:p>0.427083</text:p>
          </table:table-cell>
          <table:table-cell office:value-type="float" office:value="0.43452" calcext:value-type="float">
            <text:p>0.43452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839" calcext:value-type="float">
            <text:p>5.2483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.43885" calcext:value-type="float">
            <text:p>7.4388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.7005" calcext:value-type="float">
            <text:p>5.700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91755" calcext:value-type="float">
            <text:p>4.9175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1" calcext:value-type="float">
            <text:p>0.240031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3" calcext:value-type="float">
            <text:p>0.427083</text:p>
          </table:table-cell>
          <table:table-cell office:value-type="float" office:value="0.43452" calcext:value-type="float">
            <text:p>0.43452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839" calcext:value-type="float">
            <text:p>5.24839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.1196" calcext:value-type="float">
            <text:p>11.1196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6.56491" calcext:value-type="float">
            <text:p>6.56491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5.58138" calcext:value-type="float">
            <text:p>5.58138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5" calcext:value-type="float">
            <text:p>0.23885</text:p>
          </table:table-cell>
          <table:table-cell office:value-type="float" office:value="0.240937" calcext:value-type="float">
            <text:p>0.240937</text:p>
          </table:table-cell>
          <table:table-cell office:value-type="float" office:value="0.240033" calcext:value-type="float">
            <text:p>0.240033</text:p>
          </table:table-cell>
          <table:table-cell office:value-type="float" office:value="0.238273" calcext:value-type="float">
            <text:p>0.238273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7943" calcext:value-type="float">
            <text:p>0.47943</text:p>
          </table:table-cell>
          <table:table-cell office:value-type="float" office:value="0.475447" calcext:value-type="float">
            <text:p>0.475447</text:p>
          </table:table-cell>
          <table:table-cell office:value-type="float" office:value="0.481597" calcext:value-type="float">
            <text:p>0.481597</text:p>
          </table:table-cell>
          <table:table-cell office:value-type="float" office:value="0.479437" calcext:value-type="float">
            <text:p>0.479437</text:p>
          </table:table-cell>
          <table:table-cell office:value-type="float" office:value="0.474187" calcext:value-type="float">
            <text:p>0.474187</text:p>
          </table:table-cell>
          <table:table-cell office:value-type="float" office:value="0.483053" calcext:value-type="float">
            <text:p>0.483053</text:p>
          </table:table-cell>
          <table:table-cell office:value-type="float" office:value="1.99737" calcext:value-type="float">
            <text:p>1.99737</text:p>
          </table:table-cell>
          <table:table-cell office:value-type="float" office:value="1.99738" calcext:value-type="float">
            <text:p>1.99738</text:p>
          </table:table-cell>
          <table:table-cell office:value-type="float" office:value="5.40625" calcext:value-type="float">
            <text:p>5.4062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.1196" calcext:value-type="float">
            <text:p>11.1196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6.56491" calcext:value-type="float">
            <text:p>6.56491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5.58138" calcext:value-type="float">
            <text:p>5.58138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5" calcext:value-type="float">
            <text:p>0.23885</text:p>
          </table:table-cell>
          <table:table-cell office:value-type="float" office:value="0.240937" calcext:value-type="float">
            <text:p>0.240937</text:p>
          </table:table-cell>
          <table:table-cell office:value-type="float" office:value="0.240033" calcext:value-type="float">
            <text:p>0.240033</text:p>
          </table:table-cell>
          <table:table-cell office:value-type="float" office:value="0.238273" calcext:value-type="float">
            <text:p>0.238273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7943" calcext:value-type="float">
            <text:p>0.47943</text:p>
          </table:table-cell>
          <table:table-cell office:value-type="float" office:value="0.475447" calcext:value-type="float">
            <text:p>0.475447</text:p>
          </table:table-cell>
          <table:table-cell office:value-type="float" office:value="0.481597" calcext:value-type="float">
            <text:p>0.481597</text:p>
          </table:table-cell>
          <table:table-cell office:value-type="float" office:value="0.479437" calcext:value-type="float">
            <text:p>0.479437</text:p>
          </table:table-cell>
          <table:table-cell office:value-type="float" office:value="0.474187" calcext:value-type="float">
            <text:p>0.474187</text:p>
          </table:table-cell>
          <table:table-cell office:value-type="float" office:value="0.483053" calcext:value-type="float">
            <text:p>0.483053</text:p>
          </table:table-cell>
          <table:table-cell office:value-type="float" office:value="1.99737" calcext:value-type="float">
            <text:p>1.99737</text:p>
          </table:table-cell>
          <table:table-cell office:value-type="float" office:value="1.99738" calcext:value-type="float">
            <text:p>1.99738</text:p>
          </table:table-cell>
          <table:table-cell office:value-type="float" office:value="5.40625" calcext:value-type="float">
            <text:p>5.4062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.1196" calcext:value-type="float">
            <text:p>11.1196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6.56491" calcext:value-type="float">
            <text:p>6.56491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5.58138" calcext:value-type="float">
            <text:p>5.58138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5" calcext:value-type="float">
            <text:p>0.23885</text:p>
          </table:table-cell>
          <table:table-cell office:value-type="float" office:value="0.240937" calcext:value-type="float">
            <text:p>0.240937</text:p>
          </table:table-cell>
          <table:table-cell office:value-type="float" office:value="0.240033" calcext:value-type="float">
            <text:p>0.240033</text:p>
          </table:table-cell>
          <table:table-cell office:value-type="float" office:value="0.238273" calcext:value-type="float">
            <text:p>0.238273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7943" calcext:value-type="float">
            <text:p>0.47943</text:p>
          </table:table-cell>
          <table:table-cell office:value-type="float" office:value="0.475447" calcext:value-type="float">
            <text:p>0.475447</text:p>
          </table:table-cell>
          <table:table-cell office:value-type="float" office:value="0.481597" calcext:value-type="float">
            <text:p>0.481597</text:p>
          </table:table-cell>
          <table:table-cell office:value-type="float" office:value="0.479437" calcext:value-type="float">
            <text:p>0.479437</text:p>
          </table:table-cell>
          <table:table-cell office:value-type="float" office:value="0.474187" calcext:value-type="float">
            <text:p>0.474187</text:p>
          </table:table-cell>
          <table:table-cell office:value-type="float" office:value="0.483053" calcext:value-type="float">
            <text:p>0.483053</text:p>
          </table:table-cell>
          <table:table-cell office:value-type="float" office:value="1.99737" calcext:value-type="float">
            <text:p>1.99737</text:p>
          </table:table-cell>
          <table:table-cell office:value-type="float" office:value="1.99738" calcext:value-type="float">
            <text:p>1.99738</text:p>
          </table:table-cell>
          <table:table-cell office:value-type="float" office:value="5.40625" calcext:value-type="float">
            <text:p>5.40625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4.4289" calcext:value-type="float">
            <text:p>24.4289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7.74107" calcext:value-type="float">
            <text:p>7.7410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6.58419" calcext:value-type="float">
            <text:p>6.58419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24" calcext:value-type="float">
            <text:p>0.239924</text:p>
          </table:table-cell>
          <table:table-cell office:value-type="float" office:value="0.238732" calcext:value-type="float">
            <text:p>0.238732</text:p>
          </table:table-cell>
          <table:table-cell office:value-type="float" office:value="0.24085" calcext:value-type="float">
            <text:p>0.24085</text:p>
          </table:table-cell>
          <table:table-cell office:value-type="float" office:value="0.239922" calcext:value-type="float">
            <text:p>0.239922</text:p>
          </table:table-cell>
          <table:table-cell office:value-type="float" office:value="0.238305" calcext:value-type="float">
            <text:p>0.238305</text:p>
          </table:table-cell>
          <table:table-cell office:value-type="float" office:value="0.241498" calcext:value-type="float">
            <text:p>0.241498</text:p>
          </table:table-cell>
          <table:table-cell office:value-type="float" office:value="0.527129" calcext:value-type="float">
            <text:p>0.527129</text:p>
          </table:table-cell>
          <table:table-cell office:value-type="float" office:value="0.523898" calcext:value-type="float">
            <text:p>0.523898</text:p>
          </table:table-cell>
          <table:table-cell office:value-type="float" office:value="0.531725" calcext:value-type="float">
            <text:p>0.531725</text:p>
          </table:table-cell>
          <table:table-cell office:value-type="float" office:value="0.527127" calcext:value-type="float">
            <text:p>0.527127</text:p>
          </table:table-cell>
          <table:table-cell office:value-type="float" office:value="0.522848" calcext:value-type="float">
            <text:p>0.522848</text:p>
          </table:table-cell>
          <table:table-cell office:value-type="float" office:value="0.530698" calcext:value-type="float">
            <text:p>0.530698</text:p>
          </table:table-cell>
          <table:table-cell office:value-type="float" office:value="2.19707" calcext:value-type="float">
            <text:p>2.19707</text:p>
          </table:table-cell>
          <table:table-cell office:value-type="float" office:value="2.19708" calcext:value-type="float">
            <text:p>2.19708</text:p>
          </table:table-cell>
          <table:table-cell office:value-type="float" office:value="5.55998" calcext:value-type="float">
            <text:p>5.5599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.4289" calcext:value-type="float">
            <text:p>24.4289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7.74107" calcext:value-type="float">
            <text:p>7.7410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6.58419" calcext:value-type="float">
            <text:p>6.58419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24" calcext:value-type="float">
            <text:p>0.239924</text:p>
          </table:table-cell>
          <table:table-cell office:value-type="float" office:value="0.238732" calcext:value-type="float">
            <text:p>0.238732</text:p>
          </table:table-cell>
          <table:table-cell office:value-type="float" office:value="0.24085" calcext:value-type="float">
            <text:p>0.24085</text:p>
          </table:table-cell>
          <table:table-cell office:value-type="float" office:value="0.239922" calcext:value-type="float">
            <text:p>0.239922</text:p>
          </table:table-cell>
          <table:table-cell office:value-type="float" office:value="0.238305" calcext:value-type="float">
            <text:p>0.238305</text:p>
          </table:table-cell>
          <table:table-cell office:value-type="float" office:value="0.241498" calcext:value-type="float">
            <text:p>0.241498</text:p>
          </table:table-cell>
          <table:table-cell office:value-type="float" office:value="0.527129" calcext:value-type="float">
            <text:p>0.527129</text:p>
          </table:table-cell>
          <table:table-cell office:value-type="float" office:value="0.523898" calcext:value-type="float">
            <text:p>0.523898</text:p>
          </table:table-cell>
          <table:table-cell office:value-type="float" office:value="0.531725" calcext:value-type="float">
            <text:p>0.531725</text:p>
          </table:table-cell>
          <table:table-cell office:value-type="float" office:value="0.527127" calcext:value-type="float">
            <text:p>0.527127</text:p>
          </table:table-cell>
          <table:table-cell office:value-type="float" office:value="0.522848" calcext:value-type="float">
            <text:p>0.522848</text:p>
          </table:table-cell>
          <table:table-cell office:value-type="float" office:value="0.530698" calcext:value-type="float">
            <text:p>0.530698</text:p>
          </table:table-cell>
          <table:table-cell office:value-type="float" office:value="2.19707" calcext:value-type="float">
            <text:p>2.19707</text:p>
          </table:table-cell>
          <table:table-cell office:value-type="float" office:value="2.19708" calcext:value-type="float">
            <text:p>2.19708</text:p>
          </table:table-cell>
          <table:table-cell office:value-type="float" office:value="5.55998" calcext:value-type="float">
            <text:p>5.5599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4.4289" calcext:value-type="float">
            <text:p>24.4289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7.74107" calcext:value-type="float">
            <text:p>7.7410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6.58419" calcext:value-type="float">
            <text:p>6.58419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24" calcext:value-type="float">
            <text:p>0.239924</text:p>
          </table:table-cell>
          <table:table-cell office:value-type="float" office:value="0.238732" calcext:value-type="float">
            <text:p>0.238732</text:p>
          </table:table-cell>
          <table:table-cell office:value-type="float" office:value="0.24085" calcext:value-type="float">
            <text:p>0.24085</text:p>
          </table:table-cell>
          <table:table-cell office:value-type="float" office:value="0.239922" calcext:value-type="float">
            <text:p>0.239922</text:p>
          </table:table-cell>
          <table:table-cell office:value-type="float" office:value="0.238305" calcext:value-type="float">
            <text:p>0.238305</text:p>
          </table:table-cell>
          <table:table-cell office:value-type="float" office:value="0.241498" calcext:value-type="float">
            <text:p>0.241498</text:p>
          </table:table-cell>
          <table:table-cell office:value-type="float" office:value="0.527129" calcext:value-type="float">
            <text:p>0.527129</text:p>
          </table:table-cell>
          <table:table-cell office:value-type="float" office:value="0.523898" calcext:value-type="float">
            <text:p>0.523898</text:p>
          </table:table-cell>
          <table:table-cell office:value-type="float" office:value="0.531725" calcext:value-type="float">
            <text:p>0.531725</text:p>
          </table:table-cell>
          <table:table-cell office:value-type="float" office:value="0.527127" calcext:value-type="float">
            <text:p>0.527127</text:p>
          </table:table-cell>
          <table:table-cell office:value-type="float" office:value="0.522848" calcext:value-type="float">
            <text:p>0.522848</text:p>
          </table:table-cell>
          <table:table-cell office:value-type="float" office:value="0.530698" calcext:value-type="float">
            <text:p>0.530698</text:p>
          </table:table-cell>
          <table:table-cell office:value-type="float" office:value="2.19707" calcext:value-type="float">
            <text:p>2.19707</text:p>
          </table:table-cell>
          <table:table-cell office:value-type="float" office:value="2.19708" calcext:value-type="float">
            <text:p>2.19708</text:p>
          </table:table-cell>
          <table:table-cell office:value-type="float" office:value="5.55998" calcext:value-type="float">
            <text:p>5.55998</text:p>
          </table:table-cell>
        </table:table-row>
        <table:table-row table:style-name="ro1">
          <table:table-cell table:style-name="ce2"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23:04:50.758703254</meta:creation-date>
    <dc:date>2023-06-24T21:27:41.071272336</dc:date>
    <meta:editing-duration>PT5H56M42S</meta:editing-duration>
    <meta:editing-cycles>18</meta:editing-cycles>
    <meta:generator>LibreOffice/7.3.7.2$Linux_AARCH64 LibreOffice_project/30$Build-2</meta:generator>
    <meta:document-statistic meta:table-count="1" meta:cell-count="427" meta:object-count="0"/>
  </office:meta>
</office:document-meta>
</file>